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9"/>
    <style:style style:name="P5" style:family="paragraph" style:parent-style-name="Standard" style:list-style-name="L10"/>
    <style:style style:name="P6" style:family="paragraph" style:parent-style-name="Standard" style:list-style-name="L11"/>
    <style:style style:name="P7" style:family="paragraph" style:parent-style-name="Standard" style:list-style-name="L12"/>
    <style:style style:name="P8" style:family="paragraph" style:parent-style-name="Standard" style:list-style-name="L13"/>
    <style:style style:name="P9" style:family="paragraph" style:parent-style-name="Standard" style:list-style-name="L14"/>
    <style:style style:name="P10" style:family="paragraph" style:parent-style-name="Standard" style:list-style-name="L15"/>
    <style:style style:name="P11" style:family="paragraph" style:parent-style-name="Standard" style:list-style-name="L16"/>
    <style:style style:name="P12" style:family="paragraph" style:parent-style-name="Standard" style:list-style-name="L17"/>
    <style:style style:name="P13" style:family="paragraph" style:parent-style-name="Standard" style:list-style-name="L18"/>
    <style:style style:name="P14" style:family="paragraph" style:parent-style-name="Standard" style:list-style-name="L19"/>
    <style:style style:name="P15" style:family="paragraph" style:parent-style-name="Preformatted_20_Text">
      <style:paragraph-properties fo:margin-top="0cm" fo:margin-bottom="0.499cm"/>
    </style:style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3" style:family="text">
      <style:text-properties style:font-name="Courier New" fo:font-size="10pt" fo:font-style="normal" style:text-underline-style="non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" style:family="text">
      <style:text-properties style:font-name="Courier New" fo:font-size="10pt" fo:font-style="italic" style:text-underline-style="none" fo:font-weight="normal" style:font-name-asian="NSimSun" style:font-size-asian="10pt" style:language-asian="zxx" style:country-asian="none" style:font-style-asian="italic" style:font-weight-asian="normal" style:font-name-complex="Courier New" style:font-size-complex="10pt" style:language-complex="zxx" style:country-complex="none" style:font-style-complex="italic" style:font-weight-complex="normal"/>
    </style:style>
    <style:style style:name="T5" style:family="text">
      <style:text-properties fo:font-size="10pt" fo:font-style="normal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</text:p>
      <text:p text:style-name="Standard"/>
      <text:list xml:id="list20194040921" text:style-name="L1">
        <text:list-item>
          <text:p text:style-name="P2"><text:span text:style-name="Example"><text:span text:style-name="T1">Install Hbase, ZooKeeper</text:span></text:span></text:p>
        </text:list-item>
      </text:list>
      <text:list xml:id="list899124344" text:style-name="L2">
        <text:list-item>
          <text:p text:style-name="P3"><text:span text:style-name="Example"><text:span text:style-name="T1">$ sudo yum install -y hbase hbase-master hbase-regionserver zookeeper-server</text:span></text:span></text:p>
          <text:p text:style-name="P3"><text:span text:style-name="Example"><text:span text:style-name="T1"/></text:span></text:p>
        </text:list-item>
      </text:list>
      <text:list xml:id="list2139506031" text:continue-list="list20194040921" text:style-name="L1">
        <text:list-item>
          <text:p text:style-name="P2"><text:span text:style-name="Example"><text:span text:style-name="T1">Configure DataNodes for HBase</text:span></text:span></text:p>
        </text:list-item>
      </text:list>
      <text:list xml:id="list1847645520" text:style-name="L18">
        <text:list-item>
          <text:p text:style-name="P13"><text:span text:style-name="Example"><text:span text:style-name="T1">sudo vi /etc/hadoop/conf/hdfs-site.xml</text:span></text:span></text:p>
        </text:list-item>
      </text:list>
      <text:p text:style-name="Standard"><text:span text:style-name="Example"><text:span text:style-name="T1"><text:tab/>…</text:span></text:span></text:p>
      <text:p text:style-name="Standard"><text:span text:style-name="Example"><text:span text:style-name="T1"><text:tab/>&lt;property&gt;</text:span></text:span></text:p>
      <text:p text:style-name="Standard"><text:span text:style-name="Example"><text:span text:style-name="T1"><text:tab/><text:tab/>&lt;name&gt;dfs.datanode.max.xcievers&lt;/name&gt;</text:span></text:span></text:p>
      <text:p text:style-name="Standard"><text:span text:style-name="Example"><text:span text:style-name="T1"><text:tab/><text:tab/>&lt;value&gt;4096&lt;/value&gt;</text:span></text:span></text:p>
      <text:p text:style-name="Standard"><text:span text:style-name="Example"><text:span text:style-name="T1"><text:tab/>&lt;/property&gt;</text:span></text:span></text:p>
      <text:p text:style-name="Standard"><text:span text:style-name="Example"><text:span text:style-name="T1"><text:tab/>…</text:span></text:span></text:p>
      <text:list xml:id="list1090156315" text:style-name="L19">
        <text:list-item>
          <text:p text:style-name="P14"><text:span text:style-name="Example"><text:span text:style-name="T1">Copy configuration to </text:span></text:span><text:span text:style-name="Example"><text:span text:style-name="T2">all nodes</text:span></text:span></text:p>
          <text:p text:style-name="P14"><text:span text:style-name="Example"><text:span text:style-name="T1">$ ./copy_config.sh</text:span></text:span></text:p>
        </text:list-item>
        <text:list-item>
          <text:p text:style-name="P14"><text:span text:style-name="Example"><text:span text:style-name="T1">Restart </text:span></text:span><text:span text:style-name="Example"><text:span text:style-name="T2">all nodes</text:span></text:span></text:p>
          <text:p text:style-name="P14"><text:span text:style-name="Example"><text:span text:style-name="T1">$ for i in `cd /etc/init.d/; ls hadoop*`; do sudo service $i restart; done</text:span></text:span></text:p>
        </text:list-item>
      </text:list>
      <text:p text:style-name="Standard"><text:span text:style-name="Example"><text:span text:style-name="T1"/></text:span></text:p>
      <text:p text:style-name="Standard"><text:span text:style-name="Example"><text:span text:style-name="T1"/></text:span></text:p>
      <text:list xml:id="list1224988606" text:continue-list="list2139506031" text:style-name="L1">
        <text:list-item>
          <text:p text:style-name="P2"><text:span text:style-name="Example"><text:span text:style-name="T1">Configure as distributed DB</text:span></text:span></text:p>
        </text:list-item>
      </text:list>
      <text:list xml:id="list1293713675" text:style-name="L15">
        <text:list-item>
          <text:p text:style-name="P10"><text:span text:style-name="Example"><text:span text:style-name="T1">$ sudo vi /etc/hbase/conf/hbase-site.xml</text:span></text:span></text:p>
        </text:list-item>
      </text:list>
      <text:p text:style-name="Standard"><text:span text:style-name="Example"><text:span text:style-name="T1">&lt;?xml version="1.0" encoding="UTF-8"?&gt;</text:span></text:span></text:p>
      <text:p text:style-name="Standard"><text:span text:style-name="Example"><text:span text:style-name="T1">&lt;configuration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hbase.cluster.distributed&lt;/name&gt;</text:span></text:span></text:p>
      <text:p text:style-name="Standard"><text:span text:style-name="Example"><text:span text:style-name="T1"><text:s text:c="8"/>&lt;value&gt;true&lt;/value&gt;</text:span></text:span></text:p>
      <text:p text:style-name="Standard"><text:span text:style-name="Example"><text:span text:style-name="T1">&lt;/property&gt;</text:span></text:span></text:p>
      <text:p text:style-name="Standard"><text:span text:style-name="Example"><text:span text:style-name="T1">&lt;property&gt;</text:span></text:span></text:p>
      <text:p text:style-name="Standard"><text:span text:style-name="Example"><text:span text:style-name="T1"><text:s text:c="8"/>&lt;name&gt;hbase.rootdir&lt;/name&gt;</text:span></text:span></text:p>
      <text:p text:style-name="Standard"><text:span text:style-name="Example"><text:span text:style-name="T1"><text:s text:c="8"/>&lt;value&gt;hdfs://elephant:8020/hbase&lt;/value&gt;</text:span></text:span></text:p>
      <text:p text:style-name="Standard"><text:span text:style-name="Example"><text:span text:style-name="T1">&lt;/property&gt;</text:span></text:span></text:p>
      <text:p text:style-name="Preformatted_20_Text"><text:span text:style-name="Example"><text:span text:style-name="Source_20_Text"><text:span text:style-name="T5">&lt;property&gt;</text:span></text:span></text:span></text:p>
      <text:p text:style-name="Preformatted_20_Text"><text:span text:style-name="Source_20_Text"><text:s text:c="8"/>&lt;name&gt;zookeeper.znode.parent&lt;/name&gt;</text:span></text:p>
      <text:p text:style-name="Preformatted_20_Text"><text:span text:style-name="Source_20_Text"><text:s text:c="8"/>&lt;value&gt;/hbase&lt;/value&gt;</text:span></text:p>
      <text:p text:style-name="P15"><text:span text:style-name="Source_20_Text">&lt;/property&gt;</text:span></text:p>
      <text:p text:style-name="Standard"><text:span text:style-name="Example"><text:span text:style-name="T1">&lt;/configuration&gt;</text:span></text:span></text:p>
      <text:p text:style-name="Standard"><text:span text:style-name="Example"><text:span text:style-name="T1"/></text:span></text:p>
      <text:list xml:id="list634168817" text:continue-list="list1224988606" text:style-name="L1">
        <text:list-item>
          <text:p text:style-name="P2"><text:span text:style-name="Example"><text:span text:style-name="T1">Create paths on HDFS for HBase</text:span></text:span></text:p>
        </text:list-item>
      </text:list>
      <text:list xml:id="list237208412" text:style-name="L16">
        <text:list-item>
          <text:p text:style-name="P11"><text:span text:style-name="Example"><text:span text:style-name="T1">$ sudo -u hdfs hadoop fs -mkdir /hbase</text:span></text:span></text:p>
        </text:list-item>
        <text:list-item>
          <text:p text:style-name="P11"><text:span text:style-name="Example"><text:span text:style-name="T1">$ sudo -u hdfs hadoop fs -chown hbase /hbase</text:span></text:span></text:p>
        </text:list-item>
        <text:list-item>
          <text:p text:style-name="P11"><text:span text:style-name="Example"><text:span text:style-name="T1">$ sudo -u hdfs hadoop fs -ls -d /hbase</text:span></text:span></text:p>
        </text:list-item>
      </text:list>
      <text:list xml:id="list519454949" text:continue-list="list634168817" text:style-name="L1">
        <text:list-header>
          <text:p text:style-name="P2"><text:span text:style-name="Example"><text:span text:style-name="T1"/></text:span></text:p>
        </text:list-header>
        <text:list-item>
          <text:p text:style-name="P2"><text:span text:style-name="Example"><text:span text:style-name="T1">Restart services</text:span></text:span></text:p>
        </text:list-item>
      </text:list>
      <text:list xml:id="list1324196611" text:style-name="L17">
        <text:list-item>
          <text:p text:style-name="P12"><text:span text:style-name="Example"><text:span text:style-name="T1">for i in `cd /etc/init.d/; ls hbase*`; do sudo service $i restart; done</text:span></text:span></text:p>
        </text:list-item>
        <text:list-item>
          <text:p text:style-name="P12"><text:span text:style-name="Example"><text:span text:style-name="T1">for i in `cd /etc/init.d/; ls hadoop*`; do sudo service $i restart; done</text:span></text:span></text:p>
        </text:list-item>
        <text:list-item>
          <text:p text:style-name="P12"><text:span text:style-name="Example"><text:span text:style-name="T1">sudo service zookeeper-server restart</text:span></text:span></text:p>
          <text:p text:style-name="P12"><text:span text:style-name="Example"><text:span text:style-name="T1"/></text:span></text:p>
        </text:list-item>
      </text:list>
      <text:list xml:id="list570811271" text:continue-list="list519454949" text:style-name="L1">
        <text:list-item>
          <text:p text:style-name="P2"><text:span text:style-name="Example"><text:span text:style-name="T1">Connect to shell</text:span></text:span></text:p>
        </text:list-item>
      </text:list>
      <text:list xml:id="list1315554371" text:style-name="L9">
        <text:list-item>
          <text:p text:style-name="P4"><text:span text:style-name="Example"><text:span text:style-name="T1">$ hbase shell</text:span></text:span></text:p>
          <text:p text:style-name="P4"><text:span text:style-name="Example"><text:span text:style-name="T1"/></text:span></text:p>
        </text:list-item>
      </text:list>
      <text:list xml:id="list181637513" text:continue-list="list570811271" text:style-name="L1">
        <text:list-item>
          <text:p text:style-name="P2"><text:span text:style-name="Example"><text:span text:style-name="T1">Create table</text:span></text:span></text:p>
        </text:list-item>
      </text:list>
      <text:list xml:id="list415079894" text:style-name="L10">
        <text:list-item>
          <text:p text:style-name="P5"><text:span text:style-name="Example"><text:span text:style-name="T1">hbase&gt; create 'test', 'data'</text:span></text:span></text:p>
        </text:list-item>
        <text:list-item>
          <text:p text:style-name="P5"><text:span text:style-name="Example"><text:span text:style-name="T1">hbase&gt; list 'test'</text:span></text:span></text:p>
          <text:p text:style-name="P5"><text:span text:style-name="Example"><text:span text:style-name="T1"/></text:span></text:p>
        </text:list-item>
      </text:list>
      <text:list xml:id="list1458964242" text:continue-list="list181637513" text:style-name="L1">
        <text:list-item>
          <text:p text:style-name="P2"><text:soft-page-break/><text:span text:style-name="Example"><text:span text:style-name="T1">Create data colums</text:span></text:span></text:p>
        </text:list-item>
      </text:list>
      <text:list xml:id="list826977576" text:style-name="L11">
        <text:list-item>
          <text:p text:style-name="P6"><text:span text:style-name="Example"><text:span text:style-name="T1">hbase&gt; put 'test', 'row1', 'data:1', 'value1'</text:span></text:span></text:p>
          <text:p text:style-name="P6"><text:span text:style-name="Example"><text:span text:style-name="T1"/></text:span></text:p>
        </text:list-item>
      </text:list>
      <text:list xml:id="list528174173" text:continue-list="list1458964242" text:style-name="L1">
        <text:list-item>
          <text:p text:style-name="P2"><text:span text:style-name="Example"><text:span text:style-name="T1">Verify data on table </text:span></text:span><text:span text:style-name="Example"><text:span text:style-name="T4">test</text:span></text:span></text:p>
        </text:list-item>
      </text:list>
      <text:list xml:id="list1017284084" text:style-name="L12">
        <text:list-item>
          <text:p text:style-name="P7"><text:span text:style-name="Example"><text:span text:style-name="T1">hbase&gt; scan 'test'</text:span></text:span></text:p>
          <text:p text:style-name="P7"><text:span text:style-name="Example"><text:span text:style-name="T1"/></text:span></text:p>
        </text:list-item>
      </text:list>
      <text:list xml:id="list1096950552" text:continue-list="list528174173" text:style-name="L1">
        <text:list-item>
          <text:p text:style-name="P2"><text:span text:style-name="Example"><text:span text:style-name="T1">Obtain a row</text:span></text:span></text:p>
        </text:list-item>
      </text:list>
      <text:list xml:id="list1231184579" text:style-name="L13">
        <text:list-item>
          <text:p text:style-name="P8"><text:span text:style-name="Example"><text:span text:style-name="T1">hbase&gt; get 'test', 'row1'</text:span></text:span></text:p>
          <text:p text:style-name="P8"><text:span text:style-name="Example"><text:span text:style-name="T1"/></text:span></text:p>
        </text:list-item>
      </text:list>
      <text:list xml:id="list1589890650" text:continue-list="list1096950552" text:style-name="L1">
        <text:list-item>
          <text:p text:style-name="P2"><text:span text:style-name="Example"><text:span text:style-name="T1">Drop table</text:span></text:span></text:p>
        </text:list-item>
      </text:list>
      <text:list xml:id="list560624671" text:style-name="L14">
        <text:list-item>
          <text:p text:style-name="P9"><text:span text:style-name="Example"><text:span text:style-name="T1">hbase&gt; drop 'test'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Example" style:family="text">
      <style:text-properties style:font-name="DejaVu Sans Mono" style:font-name-asian="Droid Sans Fallback1" style:font-name-complex="Free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9:40:51.986662184</meta:creation-date>
    <meta:editing-duration>PT1H16M59S</meta:editing-duration>
    <meta:editing-cycles>29</meta:editing-cycles>
    <meta:generator>LibreOffice/3.5$Linux_X86_64 LibreOffice_project/350m1$Build-2</meta:generator>
    <dc:date>2014-10-08T02:39:20</dc:date>
    <dc:creator>david </dc:creator>
    <meta:document-statistic meta:table-count="0" meta:image-count="0" meta:object-count="0" meta:page-count="2" meta:paragraph-count="53" meta:word-count="213" meta:character-count="1196" meta:non-whitespace-character-count="1287"/>
  </office:meta>
</office:document-meta>
</file>